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28af" officeooo:paragraph-rsid="001528af"/>
    </style:style>
    <style:style style:name="P2" style:family="paragraph" style:parent-style-name="Frame_20_contents">
      <style:paragraph-properties fo:text-align="center" style:justify-single-word="false"/>
      <style:text-properties style:font-name="DejaVu Sans" fo:font-size="15pt" fo:font-weight="bold" officeooo:rsid="0015bd0c" officeooo:paragraph-rsid="0015bd0c" style:font-size-asian="15pt" style:font-weight-asian="bold" style:font-size-complex="15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DejaVu Sans" fo:font-size="10pt" officeooo:rsid="001793db" officeooo:paragraph-rsid="001793db" style:font-size-asian="8.75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style:font-name="DejaVu Sans" fo:font-size="12pt" fo:font-weight="normal" officeooo:rsid="0015bd0c" officeooo:paragraph-rsid="0015bd0c" style:font-size-asian="12pt" style:font-weight-asian="normal" style:font-size-complex="12pt" style:font-weight-complex="normal"/>
    </style:style>
    <style:style style:name="P5" style:family="paragraph" style:parent-style-name="Frame_20_contents">
      <style:paragraph-properties fo:text-align="center" style:justify-single-word="false"/>
      <style:text-properties style:font-name="DejaVu Sans" fo:font-size="12pt" officeooo:rsid="0015bd0c" officeooo:paragraph-rsid="0015bd0c" style:font-size-asian="12pt" style:font-size-complex="12pt"/>
    </style:style>
    <style:style style:name="P6" style:family="paragraph" style:parent-style-name="Frame_20_contents">
      <style:paragraph-properties fo:text-align="center" style:justify-single-word="false"/>
      <style:text-properties style:font-name="DejaVu Sans" officeooo:rsid="001793db" officeooo:paragraph-rsid="001793db"/>
    </style:style>
    <style:style style:name="P7" style:family="paragraph" style:parent-style-name="Frame_20_contents">
      <style:text-properties style:font-name="DejaVu Sans" officeooo:rsid="0018bd78" officeooo:paragraph-rsid="0018bd78"/>
    </style:style>
    <style:style style:name="P8" style:family="paragraph" style:parent-style-name="Frame_20_contents">
      <style:paragraph-properties fo:text-align="center" style:justify-single-word="false"/>
      <style:text-properties style:font-name="DejaVu Sans" officeooo:rsid="0018bd78" officeooo:paragraph-rsid="0018bd78"/>
    </style:style>
    <style:style style:name="P9" style:family="paragraph" style:parent-style-name="Frame_20_contents">
      <style:paragraph-properties fo:text-align="center" style:justify-single-word="false"/>
      <style:text-properties style:font-name="DejaVu Sans" fo:font-size="11.5pt" officeooo:rsid="0018bd78" officeooo:paragraph-rsid="0018bd78" style:font-size-asian="11.5pt" style:font-size-complex="11.5pt"/>
    </style:style>
    <style:style style:name="P10" style:family="paragraph" style:parent-style-name="Frame_20_contents">
      <style:paragraph-properties fo:text-align="center" style:justify-single-word="false"/>
      <style:text-properties fo:font-weight="bold" officeooo:rsid="0015bd0c" officeooo:paragraph-rsid="0015bd0c" style:font-weight-asian="bold" style:font-weight-complex="bold"/>
    </style:style>
    <style:style style:name="P11" style:family="paragraph" style:parent-style-name="Frame_20_contents">
      <style:text-properties officeooo:rsid="0019472e" officeooo:paragraph-rsid="0019472e"/>
    </style:style>
    <style:style style:name="P12" style:family="paragraph" style:parent-style-name="Frame_20_contents">
      <style:paragraph-properties fo:text-align="center" style:justify-single-word="false"/>
      <style:text-properties fo:font-size="12pt" fo:font-weight="bold" officeooo:rsid="001ad7a7" officeooo:paragraph-rsid="001ad7a7" style:font-size-asian="12pt" style:font-weight-asian="bold" style:font-size-complex="12pt" style:font-weight-complex="bold"/>
    </style:style>
    <style:style style:name="P13" style:family="paragraph">
      <style:text-properties fo:font-size="12pt"/>
    </style:style>
    <style:style style:name="P14" style:family="paragraph">
      <style:paragraph-properties fo:text-align="center"/>
    </style:style>
    <style:style style:name="gr1" style:family="graphic" style:parent-style-name="Frame">
      <style:graphic-properties draw:textarea-horizontal-align="justify" draw:textarea-vertical-align="middle" draw:auto-grow-height="false" fo:min-height="0.5299in" fo:min-width="2.0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0.3118in" fo:min-width="1.1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0.2717in" fo:min-width="1.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0.6161in" fo:min-width="2.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0.7256in" fo:min-width="2.1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draw:textarea-horizontal-align="justify" draw:textarea-vertical-align="middle" draw:auto-grow-height="false" fo:min-height="0.6154in" fo:min-width="2.0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textarea-horizontal-align="justify" draw:textarea-vertical-align="middle" draw:auto-grow-height="false" fo:min-height="0.6154in" fo:min-width="2.1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draw:textarea-horizontal-align="justify" draw:textarea-vertical-align="middle" draw:auto-grow-height="false" fo:min-height="0.3311in" fo:min-width="1.5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textarea-horizontal-align="justify" draw:textarea-vertical-align="middle" draw:auto-grow-height="false" fo:min-height="0.4165in" fo:min-width="1.2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draw:textarea-horizontal-align="justify" draw:textarea-vertical-align="middle" draw:auto-grow-height="false" fo:min-height="0.822in" fo:min-width="2.6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2" draw:name="Shape4" draw:style-name="gr3" draw:text-style-name="P13" svg:width="1.9087in" svg:height="0.4315in" svg:x="1.0362in" svg:y="0.0937in"><text:p text:style-name="P12">START 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1"/>
      <text:p text:style-name="P1"><draw:custom-shape text:anchor-type="paragraph" draw:z-index="0" draw:name="Shape1" draw:style-name="gr1" svg:width="2.085in" svg:height="0.5303in" svg:x="1.0543in" svg:y="0.461in"><text:p text:style-name="P4">Open video response/capture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1.578in" svg:height="0.4413in" svg:x="1.2689in" svg:y="2.1654in"><text:p text:style-name="P10">While Tru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13" svg:width="2.098in" svg:height="0.6161in" svg:x="1.0535in" svg:y="1.172in"><text:p text:style-name="P5">Set multiprocessing flag to 0</text:p><draw:enhanced-geometry svg:viewBox="0 0 21600 21600" draw:type="rectangle" draw:enhanced-path="M 0 0 L 21600 0 21600 21600 0 21600 0 0 Z N"/></draw:custom-shape><draw:custom-shape text:anchor-type="paragraph" draw:z-index="4" draw:name="Shape1" draw:style-name="gr5" svg:width="2.1071in" svg:height="0.726in" svg:x="1.0665in" svg:y="3.1209in"><text:p text:style-name="P6">Re-size to fit image (1536x1536) and apply mask</text:p><draw:enhanced-geometry svg:viewBox="0 0 21600 21600" draw:type="rectangle" draw:enhanced-path="M 0 0 L 21600 0 21600 21600 0 21600 0 0 Z N"/></draw:custom-shape><draw:custom-shape text:anchor-type="paragraph" draw:z-index="5" draw:name="Shape1" draw:style-name="gr6" svg:width="2.0976in" svg:height="0.6157in" svg:x="1.0665in" svg:y="4.3366in"><text:p text:style-name="P6">Save image before sending</text:p><draw:enhanced-geometry svg:viewBox="0 0 21600 21600" draw:type="rectangle" draw:enhanced-path="M 0 0 L 21600 0 21600 21600 0 21600 0 0 Z N"/></draw:custom-shape><draw:custom-shape text:anchor-type="paragraph" draw:z-index="6" draw:name="Shape1" draw:style-name="gr7" svg:width="2.1953in" svg:height="0.6157in" svg:x="0.8835in" svg:y="7.9909in"><text:p text:style-name="P8">Sleep 8sec</text:p><draw:enhanced-geometry svg:viewBox="0 0 21600 21600" draw:type="rectangle" draw:enhanced-path="M 0 0 L 21600 0 21600 21600 0 21600 0 0 Z N"/></draw:custom-shape><draw:custom-shape text:anchor-type="paragraph" draw:z-index="7" draw:name="Shape1" draw:style-name="gr7" svg:width="2.1953in" svg:height="0.6157in" svg:x="0.9925in" svg:y="6.2264in"><text:p text:style-name="P7">Check storage &amp; multiprocessing flag</text:p><draw:enhanced-geometry svg:viewBox="0 0 21600 21600" draw:type="rectangle" draw:enhanced-path="M 0 0 L 21600 0 21600 21600 0 21600 0 0 Z N"/></draw:custom-shape><draw:custom-shape text:anchor-type="paragraph" draw:z-index="8" draw:name="Shape5" draw:style-name="gr8" svg:width="3.1413in" svg:height="0.6606in" svg:x="0.4374in" svg:y="5.2201in"><text:p text:style-name="P3">Try: communicatio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Shape5" draw:style-name="gr9" svg:width="2.5394in" svg:height="0.8331in" svg:x="0.6965in" svg:y="6.9654in"><text:p text:style-name="P8">Pause syste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name="Shape1" draw:style-name="gr7" svg:width="2.1953in" svg:height="0.6157in" svg:x="4.2654in" svg:y="7.2193in"><text:p text:style-name="P8">Pause until sunrise</text:p><draw:enhanced-geometry svg:viewBox="0 0 21600 21600" draw:type="rectangle" draw:enhanced-path="M 0 0 L 21600 0 21600 21600 0 21600 0 0 Z N"/></draw:custom-shape><draw:custom-shape text:anchor-type="paragraph" draw:z-index="11" draw:name="Shape1" draw:style-name="gr7" svg:width="2.1953in" svg:height="0.6157in" svg:x="4.3272in" svg:y="5.2161in"><text:p text:style-name="P8">Store image &amp; print error message</text:p><draw:enhanced-geometry svg:viewBox="0 0 21600 21600" draw:type="rectangle" draw:enhanced-path="M 0 0 L 21600 0 21600 21600 0 21600 0 0 Z N"/></draw:custom-shape><draw:custom-shape text:anchor-type="paragraph" draw:z-index="12" draw:name="Shape1" draw:style-name="gr10" svg:width="2.6335in" svg:height="0.8224in" svg:x="4.2898in" svg:y="6.2098in"><text:p text:style-name="P9">Multiprocess sending storage &amp; increment multiprocessing flag <text:s/></text:p><draw:enhanced-geometry svg:viewBox="0 0 21600 21600" draw:type="rectangle" draw:enhanced-path="M 0 0 L 21600 0 21600 21600 0 21600 0 0 Z N"/></draw:custom-shape><draw:line text:anchor-type="paragraph" draw:z-index="13" draw:name="Shape3" draw:style-name="gr11" draw:text-style-name="P14" svg:x1="2.0346in" svg:y1="0.172in" svg:x2="2.0346in" svg:y2="0.461in"><text:p/></draw:line><draw:line text:anchor-type="paragraph" draw:z-index="14" draw:name="Shape6" draw:style-name="gr11" draw:text-style-name="P14" svg:x1="2.0346in" svg:y1="2.6063in" svg:x2="2.0346in" svg:y2="3.1209in"><text:p/></draw:line><draw:line text:anchor-type="paragraph" draw:z-index="15" draw:name="Shape7" draw:style-name="gr11" draw:text-style-name="P14" svg:x1="3.5783in" svg:y1="5.552in" svg:x2="4.3504in" svg:y2="5.5638in"><text:p/></draw:line><draw:line text:anchor-type="paragraph" draw:z-index="17" draw:name="Shape6" draw:style-name="gr11" draw:text-style-name="P14" svg:x1="2.0346in" svg:y1="0.9902in" svg:x2="2.0346in" svg:y2="1.2004in"><text:p/></draw:line><draw:line text:anchor-type="paragraph" draw:z-index="18" draw:name="Shape6" draw:style-name="gr11" draw:text-style-name="P14" svg:x1="2.0346in" svg:y1="1.7882in" svg:x2="2.0346in" svg:y2="2.1654in"><text:p/></draw:line><draw:line text:anchor-type="paragraph" draw:z-index="19" draw:name="Shape6" draw:style-name="gr11" draw:text-style-name="P14" svg:x1="2.0339in" svg:y1="3.8457in" svg:x2="2.0339in" svg:y2="4.3366in"><text:p/></draw:line><draw:line text:anchor-type="paragraph" draw:z-index="20" draw:name="Shape6" draw:style-name="gr11" draw:text-style-name="P14" svg:x1="2.0217in" svg:y1="4.952in" svg:x2="2.0217in" svg:y2="5.2429in"><text:p/></draw:line><draw:line text:anchor-type="paragraph" draw:z-index="21" draw:name="Shape6" draw:style-name="gr11" draw:text-style-name="P14" svg:x1="1.9972in" svg:y1="5.8807in" svg:x2="1.9972in" svg:y2="6.2264in"><text:p/></draw:line><draw:line text:anchor-type="paragraph" draw:z-index="22" draw:name="Shape6" draw:style-name="gr11" draw:text-style-name="P14" svg:x1="1.9854in" svg:y1="6.8417in" svg:x2="1.9854in" svg:y2="6.9654in"><text:p/></draw:line><draw:line text:anchor-type="paragraph" draw:z-index="23" draw:name="Shape6" draw:style-name="gr11" draw:text-style-name="P14" svg:x1="1.9728in" svg:y1="7.798in" svg:x2="1.9728in" svg:y2="8.1437in"><text:p/></draw:line><draw:line text:anchor-type="paragraph" draw:z-index="24" draw:name="Shape8" draw:style-name="gr11" draw:text-style-name="P14" svg:x1="3.1874in" svg:y1="6.5598in" svg:x2="4.2894in" svg:y2="6.5598in"><text:p/></draw:line><draw:line text:anchor-type="paragraph" draw:z-index="16" draw:name="Shape8" draw:style-name="gr11" draw:text-style-name="P14" svg:x1="3.1744in" svg:y1="7.3902in" svg:x2="4.2654in" svg:y2="7.390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3:37:38.166545350</meta:creation-date>
    <dc:date>2018-08-24T15:11:56.919931670</dc:date>
    <meta:editing-duration>PT13M48S</meta:editing-duration>
    <meta:editing-cycles>2</meta:editing-cycles>
    <meta:generator>LibreOffice/5.3.7.2.0$Linux_X86_64 LibreOffice_project/30$Build-2</meta:generator>
    <meta:document-statistic meta:table-count="0" meta:image-count="0" meta:object-count="0" meta:page-count="1" meta:paragraph-count="13" meta:word-count="50" meta:character-count="335" meta:non-whitespace-character-count="295"/>
  </office:meta>
</office:document-meta>
</file>